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5ef" officeooo:paragraph-rsid="0001b5e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b5ef" officeooo:paragraph-rsid="0001b5e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1b5ef" officeooo:paragraph-rsid="0001b5ef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01b5ef" officeooo:paragraph-rsid="0001b5ef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officeooo:rsid="0001b5ef" officeooo:paragraph-rsid="0001b5e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underline-style="none" officeooo:rsid="0001b5ef" officeooo:paragraph-rsid="0001b5ef"/>
    </style:style>
    <style:style style:name="P7" style:family="paragraph" style:parent-style-name="Standard">
      <style:text-properties style:text-underline-style="none" fo:font-weight="bold" officeooo:rsid="0002fd3b" officeooo:paragraph-rsid="0002fd3b" style:font-weight-asian="bold" style:font-weight-complex="bold"/>
    </style:style>
    <style:style style:name="P8" style:family="paragraph" style:parent-style-name="Standard">
      <style:text-properties style:text-underline-style="none" officeooo:rsid="0002fd3b" officeooo:paragraph-rsid="0002fd3b"/>
    </style:style>
    <style:style style:name="P9" style:family="paragraph" style:parent-style-name="Standard">
      <style:text-properties style:text-underline-style="none" officeooo:rsid="0002fd3b" officeooo:paragraph-rsid="0002fd3b"/>
    </style:style>
    <style:style style:name="T1" style:family="text">
      <style:text-properties officeooo:rsid="0002fd3b"/>
    </style:style>
    <style:style style:name="T2" style:family="text">
      <style:text-properties officeooo:rsid="00035b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qui défini les angles de recherche d’optimisation des différentes partie <text:span text:style-name="T1">déjà crée et fon ctionnel </text:span>du code du site.</text:p>
      <text:p text:style-name="P1"/>
      <text:p text:style-name="P2">JAVASCRIPT : </text:p>
      <text:p text:style-name="P1"/>
      <text:p text:style-name="P1">divisé les fichiers pour un chargement plus rapide.</text:p>
      <text:p text:style-name="P3">Comment compartimenter ?</text:p>
      <text:p text:style-name="P7">Différentes possibilité :</text:p>
      <text:p text:style-name="P6">Dans un fichier les variable</text:p>
      <text:p text:style-name="P6">dans un fichier les choses lié au changement visuel</text:p>
      <text:p text:style-name="P6">dans un fichier les choses lié aux window </text:p>
      <text:p text:style-name="P6">dans un fichier <text:span text:style-name="T1">les element lié aux module</text:span></text:p>
      <text:p text:style-name="P8">dans un fichier les element lié aux bouton de delete trash</text:p>
      <text:p text:style-name="P8"/>
      <text:p text:style-name="P8">lié aux élement-module :</text:p>
      <text:p text:style-name="P8">-les fonction create qui crée a chaque fois l’ensemble des element-module. Faire en sorte que ca crée a chaque fois seulement les partie que l’on modifie du code. Peut etre modifié la boucle initial de création des evenement pour qu’elle ne refasse pas la meme chose a chaque fois</text:p>
      <text:p text:style-name="P8">-la fonction visualChngtmodule qui est sensé s’adapté a tout les changement qui est a moitié fonctionnel dans la deletion et le reset</text:p>
      <text:p text:style-name="P8">faire des fonction avec les parties redondante de reset-trash et element-window, <text:span text:style-name="T2">et de maniere generale avec toute les partie redondante</text:span></text:p>
      <text:p text:style-name="P1"/>
      <text:p text:style-name="P4">CSS :</text:p>
      <text:p text:style-name="P5"/>
      <text:p text:style-name="P5">divisé les fichiers pour un chargement plus rapide. (un fichier de base, puis un fichier pour les windows, puis pour les modul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2-02-12T06:10:10.198000000</dc:date>
    <meta:editing-duration>PT9M37S</meta:editing-duration>
    <meta:editing-cycles>2</meta:editing-cycles>
    <meta:document-statistic meta:table-count="0" meta:image-count="0" meta:object-count="0" meta:page-count="1" meta:paragraph-count="16" meta:word-count="196" meta:character-count="1165" meta:non-whitespace-character-count="983"/>
  </office:meta>
</office:document-meta>
</file>